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683" table:style-name="ce21">
            <text:p>5,683</text:p>
          </table:table-cell>
          <table:table-cell office:value-type="float" office:value="5217.9399999999996" table:style-name="ce23">
            <text:p>5,218</text:p>
          </table:table-cell>
          <table:table-cell office:value-type="float" office:value="10361" table:style-name="ce25">
            <text:p>10,361</text:p>
          </table:table-cell>
          <table:table-cell office:value-type="float" office:value="9825.33" table:style-name="ce27">
            <text:p>9,825</text:p>
          </table:table-cell>
          <table:table-cell office:value-type="float" office:value="5864" table:style-name="ce29">
            <text:p>5,864</text:p>
          </table:table-cell>
          <table:table-cell office:value-type="float" office:value="5655.76" table:style-name="ce31">
            <text:p>5,656</text:p>
          </table:table-cell>
          <table:table-cell office:value-type="float" office:value="1795" table:style-name="ce33">
            <text:p>1,795</text:p>
          </table:table-cell>
          <table:table-cell office:value-type="float" office:value="1751.41" table:style-name="ce34">
            <text:p>1,751</text:p>
          </table:table-cell>
          <table:table-cell office:value-type="float" office:value="193" table:style-name="ce74">
            <text:p>193</text:p>
          </table:table-cell>
          <table:table-cell office:value-type="float" office:value="191.78" table:style-name="ce76">
            <text:p>192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23896" table:content-validation-name="val3" table:style-name="ce104">
            <text:p>23,896</text:p>
          </table:table-cell>
          <table:table-cell office:value-type="float" office:value="22642.219999999998" table:content-validation-name="val3" table:style-name="ce106">
            <text:p>22,642</text:p>
          </table:table-cell>
          <table:table-cell office:value-type="float" office:value="2522" table:style-name="ce108">
            <text:p>2,522</text:p>
          </table:table-cell>
          <table:table-cell office:value-type="float" office:value="2454.6999999999998" table:style-name="ce150">
            <text:p>2,455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522" table:style-name="ce201">
            <text:p>2,522</text:p>
          </table:table-cell>
          <table:table-cell office:value-type="float" office:value="2454.6999999999998" table:style-name="ce205">
            <text:p>2,455</text:p>
          </table:table-cell>
          <table:table-cell office:value-type="float" office:value="26418" table:content-validation-name="val3" table:style-name="ce200">
            <text:p>26,418</text:p>
          </table:table-cell>
          <table:table-cell office:value-type="float" office:value="25096.92" table:content-validation-name="val3" table:style-name="ce199">
            <text:p>25,097</text:p>
          </table:table-cell>
          <table:table-cell office:value-type="currency" office:value="55006000" table:content-validation-name="val2" table:style-name="ce9">
            <text:p>£55,006,000.00</text:p>
          </table:table-cell>
          <table:table-cell office:value-type="currency" office:value="8847000" table:content-validation-name="val2" table:style-name="ce9">
            <text:p>£8,847,000.00</text:p>
          </table:table-cell>
          <table:table-cell office:value-type="currency" office:value="37000" table:content-validation-name="val2" table:style-name="ce9">
            <text:p>£37,000.00</text:p>
          </table:table-cell>
          <table:table-cell office:value-type="currency" office:value="458000" table:content-validation-name="val2" table:style-name="ce9">
            <text:p>£458,000.00</text:p>
          </table:table-cell>
          <table:table-cell office:value-type="currency" office:value="12428000" table:content-validation-name="val2" table:style-name="ce9">
            <text:p>£12,428,000.00</text:p>
          </table:table-cell>
          <table:table-cell office:value-type="currency" office:value="5198000" table:content-validation-name="val2" table:style-name="ce9">
            <text:p>£5,198,000.00</text:p>
          </table:table-cell>
          <table:table-cell office:value-type="currency" office:value="81974000" table:style-name="ce10">
            <text:p>£81,974,000.00</text:p>
          </table:table-cell>
          <table:table-cell office:value-type="currency" office:value="4424000" table:content-validation-name="val2" table:style-name="ce11">
            <text:p>£4,424,000.00</text:p>
          </table:table-cell>
          <table:table-cell office:value-type="currency" office:value="1555000" table:content-validation-name="val2" table:style-name="ce11">
            <text:p>£1,555,000.00</text:p>
          </table:table-cell>
          <table:table-cell office:value-type="currency" office:value="5979000" table:style-name="ce10">
            <text:p>£5,979,000.00</text:p>
          </table:table-cell>
          <table:table-cell office:value-type="currency" office:value="87953000" table:style-name="ce12">
            <text:p>£87,95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271" table:style-name="ce20">
            <text:p>2,271</text:p>
          </table:table-cell>
          <table:table-cell office:value-type="float" office:value="1960.65" table:style-name="ce22">
            <text:p>1,961</text:p>
          </table:table-cell>
          <table:table-cell office:value-type="float" office:value="834" table:style-name="ce24">
            <text:p>834</text:p>
          </table:table-cell>
          <table:table-cell office:value-type="float" office:value="748.43" table:style-name="ce26">
            <text:p>748</text:p>
          </table:table-cell>
          <table:table-cell office:value-type="float" office:value="416" table:style-name="ce28">
            <text:p>416</text:p>
          </table:table-cell>
          <table:table-cell office:value-type="float" office:value="404.74" table:style-name="ce30">
            <text:p>405</text:p>
          </table:table-cell>
          <table:table-cell office:value-type="float" office:value="91" table:style-name="ce32">
            <text:p>91</text:p>
          </table:table-cell>
          <table:table-cell office:value-type="float" office:value="90.09" table:style-name="ce35">
            <text:p>90</text:p>
          </table:table-cell>
          <table:table-cell office:value-type="float" office:value="6" table:style-name="ce75">
            <text:p>6</text:p>
          </table:table-cell>
          <table:table-cell office:value-type="float" office:value="6" table:style-name="ce77">
            <text:p>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618" table:content-validation-name="val3" table:style-name="ce87">
            <text:p>3,618</text:p>
          </table:table-cell>
          <table:table-cell office:value-type="float" office:value="3209.91" table:content-validation-name="val3" table:style-name="ce105">
            <text:p>3,210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620" table:content-validation-name="val3" table:style-name="ce210">
            <text:p>3,620</text:p>
          </table:table-cell>
          <table:table-cell office:value-type="float" office:value="3211.91" table:content-validation-name="val3" table:style-name="ce202">
            <text:p>3,212</text:p>
          </table:table-cell>
          <table:table-cell office:value-type="currency" office:value="5893000" table:content-validation-name="val2" table:style-name="ce9">
            <text:p>£5,893,000.00</text:p>
          </table:table-cell>
          <table:table-cell office:value-type="currency" office:value="92000" table:content-validation-name="val2" table:style-name="ce9">
            <text:p>£9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65000" table:content-validation-name="val2" table:style-name="ce9">
            <text:p>£965,000.00</text:p>
          </table:table-cell>
          <table:table-cell office:value-type="currency" office:value="1040000" table:content-validation-name="val2" table:style-name="ce9">
            <text:p>£1,040,000.00</text:p>
          </table:table-cell>
          <table:table-cell office:value-type="currency" office:value="470000" table:content-validation-name="val2" table:style-name="ce9">
            <text:p>£470,000.00</text:p>
          </table:table-cell>
          <table:table-cell office:value-type="currency" office:value="8460000" table:style-name="ce10">
            <text:p>£8,460,000.00</text:p>
          </table:table-cell>
          <table:table-cell office:value-type="currency" office:value="104000" table:content-validation-name="val2" table:style-name="ce11">
            <text:p>£104,000.00</text:p>
          </table:table-cell>
          <table:table-cell office:value-type="currency" office:value="10000" table:content-validation-name="val2" table:style-name="ce11">
            <text:p>£10,000.00</text:p>
          </table:table-cell>
          <table:table-cell office:value-type="currency" office:value="114000" table:style-name="ce10">
            <text:p>£114,000.00</text:p>
          </table:table-cell>
          <table:table-cell office:value-type="currency" office:value="8574000" table:style-name="ce12">
            <text:p>£8,57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" table:content-validation-name="val3" table:style-name="ce87">
            <text:p>1</text:p>
          </table:table-cell>
          <table:table-cell office:value-type="float" office:value="1" table:content-validation-name="val3" table:style-name="ce85">
            <text:p>1</text:p>
          </table:table-cell>
          <table:table-cell office:value-type="float" office:value="5" table:style-name="ce110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5" table:style-name="ce87">
            <text:p>5</text:p>
          </table:table-cell>
          <table:table-cell office:value-type="float" office:value="5" table:style-name="ce208">
            <text:p>5</text:p>
          </table:table-cell>
          <table:table-cell office:value-type="float" office:value="6" table:content-validation-name="val3" table:style-name="ce210">
            <text:p>6</text:p>
          </table:table-cell>
          <table:table-cell office:value-type="float" office:value="6" table:content-validation-name="val3" table:style-name="ce216">
            <text:p>6</text:p>
          </table:table-cell>
          <table:table-cell office:value-type="currency" office:value="1000" table:content-validation-name="val2" table:style-name="ce9">
            <text:p>£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000" table:style-name="ce10">
            <text:p>£1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000" table:style-name="ce12">
            <text:p>£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66" table:style-name="ce47">
            <text:p>266</text:p>
          </table:table-cell>
          <table:table-cell office:value-type="float" office:value="237.26" table:style-name="ce48">
            <text:p>237</text:p>
          </table:table-cell>
          <table:table-cell office:value-type="float" office:value="195" table:style-name="ce50">
            <text:p>195</text:p>
          </table:table-cell>
          <table:table-cell office:value-type="float" office:value="186.6" table:style-name="ce53">
            <text:p>187</text:p>
          </table:table-cell>
          <table:table-cell office:value-type="float" office:value="235" table:style-name="ce37">
            <text:p>235</text:p>
          </table:table-cell>
          <table:table-cell office:value-type="float" office:value="227.29" table:style-name="ce39">
            <text:p>227</text:p>
          </table:table-cell>
          <table:table-cell office:value-type="float" office:value="32" table:style-name="ce41">
            <text:p>32</text:p>
          </table:table-cell>
          <table:table-cell office:value-type="float" office:value="30.3" table:style-name="ce68">
            <text:p>30</text:p>
          </table:table-cell>
          <table:table-cell office:value-type="float" office:value="6" table:style-name="ce70">
            <text:p>6</text:p>
          </table:table-cell>
          <table:table-cell office:value-type="float" office:value="5.97" table:style-name="ce73">
            <text:p>6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738" table:content-validation-name="val3" table:style-name="ce87">
            <text:p>738</text:p>
          </table:table-cell>
          <table:table-cell office:value-type="float" office:value="691.42" table:content-validation-name="val3" table:style-name="ce86">
            <text:p>691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2" table:style-name="ce181">
            <text:p>22</text:p>
          </table:table-cell>
          <table:table-cell office:value-type="float" office:value="22" table:style-name="ce184">
            <text:p>22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22" table:style-name="ce87">
            <text:p>22</text:p>
          </table:table-cell>
          <table:table-cell office:value-type="float" office:value="22" table:style-name="ce209">
            <text:p>22</text:p>
          </table:table-cell>
          <table:table-cell office:value-type="float" office:value="760" table:content-validation-name="val3" table:style-name="ce210">
            <text:p>760</text:p>
          </table:table-cell>
          <table:table-cell office:value-type="float" office:value="713.42" table:content-validation-name="val3" table:style-name="ce213">
            <text:p>713</text:p>
          </table:table-cell>
          <table:table-cell office:value-type="currency" office:value="1440904.88" table:content-validation-name="val1" table:style-name="ce9">
            <text:p>£1,440,904.88</text:p>
          </table:table-cell>
          <table:table-cell office:value-type="currency" office:value="12474.76" table:content-validation-name="val1" table:style-name="ce9">
            <text:p>£12,474.7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3512.88" table:content-validation-name="val1" table:style-name="ce9">
            <text:p>£13,512.88</text:p>
          </table:table-cell>
          <table:table-cell office:value-type="currency" office:value="266176.17" table:content-validation-name="val1" table:style-name="ce9">
            <text:p>£266,176.17</text:p>
          </table:table-cell>
          <table:table-cell office:value-type="currency" office:value="100586.44" table:content-validation-name="val1" table:style-name="ce9">
            <text:p>£100,586.44</text:p>
          </table:table-cell>
          <table:table-cell office:value-type="currency" office:value="1833655.1299999997" table:style-name="ce10">
            <text:p>£1,833,655.1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22245.42" table:content-validation-name="val2" table:style-name="ce11">
            <text:p>£422,245.42</text:p>
          </table:table-cell>
          <table:table-cell office:value-type="currency" office:value="422245.42" table:style-name="ce10">
            <text:p>£422,245.42</text:p>
          </table:table-cell>
          <table:table-cell office:value-type="currency" office:value="2255900.5499999998" table:style-name="ce12">
            <text:p>£2,255,900.5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3">
            <text:p>Home Office</text:p>
          </table:table-cell>
          <table:table-cell office:value-type="float" office:value="35" table:style-name="ce123">
            <text:p>35</text:p>
          </table:table-cell>
          <table:table-cell office:value-type="float" office:value="33.297200000000004" table:style-name="ce126">
            <text:p>33</text:p>
          </table:table-cell>
          <table:table-cell office:value-type="float" office:value="54" table:style-name="ce127">
            <text:p>54</text:p>
          </table:table-cell>
          <table:table-cell office:value-type="float" office:value="53.256700000000002" table:style-name="ce117">
            <text:p>53</text:p>
          </table:table-cell>
          <table:table-cell office:value-type="float" office:value="434" table:style-name="ce120">
            <text:p>434</text:p>
          </table:table-cell>
          <table:table-cell office:value-type="float" office:value="426.98909999999989" table:style-name="ce121">
            <text:p>427</text:p>
          </table:table-cell>
          <table:table-cell office:value-type="float" office:value="42" table:style-name="ce55">
            <text:p>42</text:p>
          </table:table-cell>
          <table:table-cell office:value-type="float" office:value="41.805900000000001" table:style-name="ce56">
            <text:p>42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70" table:content-validation-name="val3" table:style-name="ce87">
            <text:p>570</text:p>
          </table:table-cell>
          <table:table-cell office:value-type="float" office:value="560.34889999999984" table:content-validation-name="val3" table:style-name="ce96">
            <text:p>560</text:p>
          </table:table-cell>
          <table:table-cell office:value-type="float" office:value="27" table:style-name="ce115">
            <text:p>27</text:p>
          </table:table-cell>
          <table:table-cell office:value-type="float" office:value="27" table:style-name="ce112">
            <text:p>27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1" table:style-name="ce182">
            <text:p>1</text:p>
          </table:table-cell>
          <table:table-cell office:value-type="float" office:value="1" table:style-name="ce185">
            <text:p>1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28" table:style-name="ce87">
            <text:p>28</text:p>
          </table:table-cell>
          <table:table-cell office:value-type="float" office:value="28" table:style-name="ce206">
            <text:p>28</text:p>
          </table:table-cell>
          <table:table-cell office:value-type="float" office:value="598" table:content-validation-name="val3" table:style-name="ce210">
            <text:p>598</text:p>
          </table:table-cell>
          <table:table-cell office:value-type="float" office:value="588.34889999999984" table:content-validation-name="val3" table:style-name="ce214">
            <text:p>588</text:p>
          </table:table-cell>
          <table:table-cell office:value-type="currency" office:value="1323283.8899999999" table:content-validation-name="val2" table:style-name="ce9">
            <text:p>£1,323,283.89</text:p>
          </table:table-cell>
          <table:table-cell office:value-type="currency" office:value="76111.680000000008" table:content-validation-name="val2" table:style-name="ce9">
            <text:p>£76,111.6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1058" table:content-validation-name="val2" table:style-name="ce9">
            <text:p>£11,058.00</text:p>
          </table:table-cell>
          <table:table-cell office:value-type="currency" office:value="245912.99" table:content-validation-name="val2" table:style-name="ce9">
            <text:p>£245,912.99</text:p>
          </table:table-cell>
          <table:table-cell office:value-type="currency" office:value="114036.47" table:content-validation-name="val2" table:style-name="ce9">
            <text:p>£114,036.47</text:p>
          </table:table-cell>
          <table:table-cell office:value-type="currency" office:value="1770403.0299999998" table:style-name="ce10">
            <text:p>£1,770,403.03</text:p>
          </table:table-cell>
          <table:table-cell office:value-type="currency" office:value="-27674" table:content-validation-name="val2" table:style-name="ce11">
            <text:p>-£27,67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-27674" table:style-name="ce10">
            <text:p>-£27,674.00</text:p>
          </table:table-cell>
          <table:table-cell office:value-type="currency" office:value="1742729.0299999998" table:style-name="ce12">
            <text:p>£1,742,729.0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0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13" table:style-name="ce124">
            <text:p>13</text:p>
          </table:table-cell>
          <table:table-cell office:value-type="float" office:value="11.5" table:style-name="ce125">
            <text:p>12</text:p>
          </table:table-cell>
          <table:table-cell office:value-type="float" office:value="9" table:style-name="ce128">
            <text:p>9</text:p>
          </table:table-cell>
          <table:table-cell office:value-type="float" office:value="9" table:style-name="ce118">
            <text:p>9</text:p>
          </table:table-cell>
          <table:table-cell office:value-type="float" office:value="37" table:style-name="ce119">
            <text:p>37</text:p>
          </table:table-cell>
          <table:table-cell office:value-type="float" office:value="36" table:style-name="ce122">
            <text:p>36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2" table:content-validation-name="val3" table:style-name="ce87">
            <text:p>62</text:p>
          </table:table-cell>
          <table:table-cell office:value-type="float" office:value="58.9" table:content-validation-name="val3" table:style-name="ce97">
            <text:p>59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2" table:content-validation-name="val3" table:style-name="ce210">
            <text:p>62</text:p>
          </table:table-cell>
          <table:table-cell office:value-type="float" office:value="58.9" table:content-validation-name="val3" table:style-name="ce215">
            <text:p>59</text:p>
          </table:table-cell>
          <table:table-cell office:value-type="currency" office:value="171760" table:content-validation-name="val2" table:style-name="ce9">
            <text:p>£171,760.00</text:p>
          </table:table-cell>
          <table:table-cell office:value-type="currency" office:value="150" table:content-validation-name="val2" table:style-name="ce9">
            <text:p>£15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790" table:content-validation-name="val2" table:style-name="ce9">
            <text:p>£30,790.00</text:p>
          </table:table-cell>
          <table:table-cell office:value-type="currency" office:value="13998" table:content-validation-name="val2" table:style-name="ce9">
            <text:p>£13,998.00</text:p>
          </table:table-cell>
          <table:table-cell office:value-type="currency" office:value="216698" table:style-name="ce10">
            <text:p>£216,698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6698" table:style-name="ce12">
            <text:p>£216,698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29">
            <text:p>Executive Non-Departmental Public Body</text:p>
          </table:table-cell>
          <table:table-cell office:value-type="string" table:style-name="ce134">
            <text:p>Home Office</text:p>
          </table:table-cell>
          <table:table-cell office:value-type="float" office:value="32" table:style-name="ce144">
            <text:p>32</text:p>
          </table:table-cell>
          <table:table-cell office:value-type="float" office:value="31.4" table:style-name="ce145">
            <text:p>31</text:p>
          </table:table-cell>
          <table:table-cell office:value-type="float" office:value="57" table:style-name="ce147">
            <text:p>57</text:p>
          </table:table-cell>
          <table:table-cell office:value-type="float" office:value="57" table:style-name="ce137">
            <text:p>57</text:p>
          </table:table-cell>
          <table:table-cell office:value-type="float" office:value="45" table:style-name="ce140">
            <text:p>45</text:p>
          </table:table-cell>
          <table:table-cell office:value-type="float" office:value="44.6" table:style-name="ce141">
            <text:p>45</text:p>
          </table:table-cell>
          <table:table-cell office:value-type="float" office:value="22" table:style-name="ce61">
            <text:p>22</text:p>
          </table:table-cell>
          <table:table-cell office:value-type="float" office:value="21.3" table:style-name="ce62">
            <text:p>21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6" table:style-name="ce98">
            <text:p>6</text:p>
          </table:table-cell>
          <table:table-cell office:value-type="float" office:value="0.48" table:style-name="ce100">
            <text:p>0</text:p>
          </table:table-cell>
          <table:table-cell office:value-type="float" office:value="166" table:content-validation-name="val3" table:style-name="ce87">
            <text:p>166</text:p>
          </table:table-cell>
          <table:table-cell office:value-type="float" office:value="158.78" table:content-validation-name="val3" table:style-name="ce101">
            <text:p>159</text:p>
          </table:table-cell>
          <table:table-cell office:value-type="float" office:value="9" table:style-name="ce102">
            <text:p>9</text:p>
          </table:table-cell>
          <table:table-cell office:value-type="float" office:value="9" table:style-name="ce155">
            <text:p>9</text:p>
          </table:table-cell>
          <table:table-cell office:value-type="float" office:value="13" table:style-name="ce157">
            <text:p>13</text:p>
          </table:table-cell>
          <table:table-cell office:value-type="float" office:value="12.4" table:style-name="ce159">
            <text:p>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22" table:style-name="ce87">
            <text:p>22</text:p>
          </table:table-cell>
          <table:table-cell office:value-type="float" office:value="21.4" table:style-name="ce207">
            <text:p>21</text:p>
          </table:table-cell>
          <table:table-cell office:value-type="float" office:value="188" table:content-validation-name="val3" table:style-name="ce210">
            <text:p>188</text:p>
          </table:table-cell>
          <table:table-cell office:value-type="float" office:value="180.18" table:content-validation-name="val3" table:style-name="ce212">
            <text:p>180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40136.94" table:content-validation-name="val1" table:style-name="ce9">
            <text:p>£40,136.94</text:p>
          </table:table-cell>
          <table:table-cell office:value-type="currency" office:value="3000" table:content-validation-name="val2" table:style-name="ce9">
            <text:p>£3,000.00</text:p>
          </table:table-cell>
          <table:table-cell office:value-type="currency" office:value="1385.5" table:content-validation-name="val1" table:style-name="ce9">
            <text:p>£1,385.50</text:p>
          </table:table-cell>
          <table:table-cell office:value-type="currency" office:value="91181.24" table:content-validation-name="val1" table:style-name="ce9">
            <text:p>£91,181.24</text:p>
          </table:table-cell>
          <table:table-cell office:value-type="currency" office:value="46058.38" table:content-validation-name="val1" table:style-name="ce9">
            <text:p>£46,058.38</text:p>
          </table:table-cell>
          <table:table-cell office:value-type="currency" office:value="181762.06" table:style-name="ce10">
            <text:p>£181,762.06</text:p>
          </table:table-cell>
          <table:table-cell office:value-type="currency" office:value="166704.07999999999" table:content-validation-name="val1" table:style-name="ce11">
            <text:p>£166,704.0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66704.07999999999" table:style-name="ce10">
            <text:p>£166,704.08</text:p>
          </table:table-cell>
          <table:table-cell office:value-type="currency" office:value="348466.14" table:style-name="ce12">
            <text:p>£348,466.1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5" table:style-name="ce143">
            <text:p>5</text:p>
          </table:table-cell>
          <table:table-cell office:value-type="float" office:value="5" table:style-name="ce146">
            <text:p>5</text:p>
          </table:table-cell>
          <table:table-cell office:value-type="float" office:value="9" table:style-name="ce148">
            <text:p>9</text:p>
          </table:table-cell>
          <table:table-cell office:value-type="float" office:value="8.0500000000000007" table:style-name="ce138">
            <text:p>8</text:p>
          </table:table-cell>
          <table:table-cell office:value-type="float" office:value="48" table:style-name="ce139">
            <text:p>48</text:p>
          </table:table-cell>
          <table:table-cell office:value-type="float" office:value="47.86" table:style-name="ce142">
            <text:p>48</text:p>
          </table:table-cell>
          <table:table-cell office:value-type="float" office:value="2" table:style-name="ce60">
            <text:p>2</text:p>
          </table:table-cell>
          <table:table-cell office:value-type="float" office:value="1.59" table:style-name="ce63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65" table:content-validation-name="val3" table:style-name="ce14">
            <text:p>65</text:p>
          </table:table-cell>
          <table:table-cell office:value-type="float" office:value="63.5" table:content-validation-name="val3" table:style-name="ce14">
            <text:p>64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1" table:style-name="ce162">
            <text:p>1</text:p>
          </table:table-cell>
          <table:table-cell office:value-type="float" office:value="0.1" table:style-name="ce187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1" table:style-name="ce14">
            <text:p>0</text:p>
          </table:table-cell>
          <table:table-cell office:value-type="float" office:value="66" table:content-validation-name="val3" table:style-name="ce15">
            <text:p>66</text:p>
          </table:table-cell>
          <table:table-cell office:value-type="float" office:value="63.6" table:content-validation-name="val3" table:style-name="ce15">
            <text:p>64</text:p>
          </table:table-cell>
          <table:table-cell office:value-type="currency" office:value="161439.75" table:content-validation-name="val2" table:style-name="ce9">
            <text:p>£161,439.75</text:p>
          </table:table-cell>
          <table:table-cell office:value-type="currency" office:value="8179.59" table:content-validation-name="val2" table:style-name="ce9">
            <text:p>£8,179.5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281.54" table:content-validation-name="val2" table:style-name="ce9">
            <text:p>£29,281.54</text:p>
          </table:table-cell>
          <table:table-cell office:value-type="currency" office:value="13542.82" table:content-validation-name="val2" table:style-name="ce9">
            <text:p>£13,542.82</text:p>
          </table:table-cell>
          <table:table-cell office:value-type="currency" office:value="212443.7" table:style-name="ce10">
            <text:p>£212,443.7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2443.7" table:style-name="ce12">
            <text:p>£212,443.7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7T10:42:05Z</dc:date>
  </office:meta>
</office:document-meta>
</file>